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2.089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2.05in"/>
    </style:style>
    <style:style style:name="co12" style:family="table-column">
      <style:table-column-properties fo:break-before="auto" style:column-width="1.9492in"/>
    </style:style>
    <style:style style:name="co13" style:family="table-column">
      <style:table-column-properties fo:break-before="auto" style:column-width="2.0335in"/>
    </style:style>
    <style:style style:name="co14" style:family="table-column">
      <style:table-column-properties fo:break-before="auto" style:column-width="2.3173in"/>
    </style:style>
    <style:style style:name="co15" style:family="table-column">
      <style:table-column-properties fo:break-before="auto" style:column-width="2.3453in"/>
    </style:style>
    <style:style style:name="co16" style:family="table-column">
      <style:table-column-properties fo:break-before="auto" style:column-width="2.15in"/>
    </style:style>
    <style:style style:name="co17" style:family="table-column">
      <style:table-column-properties fo:break-before="auto" style:column-width="2.122in"/>
    </style:style>
    <style:style style:name="co18" style:family="table-column">
      <style:table-column-properties fo:break-before="auto" style:column-width="2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specific-version</text:p>
          </table:table-cell>
          <table:table-cell table:style-name="Default" office:value-type="string" calcext:value-type="string">
            <text:p>release-date</text:p>
          </table:table-cell>
          <table:table-cell office:value-type="string" calcext:value-type="string">
            <text:p>days-since-last-up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t-0 version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1</text:p>
          </table:table-cell>
          <table:table-cell office:value-type="date" office:date-value="2019-09-27" calcext:value-type="date">
            <text:p>2019-09-27</text:p>
          </table:table-cell>
          <table:table-cell table:formula="of:=[.C3]-[.C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2</text:p>
          </table:table-cell>
          <table:table-cell office:value-type="date" office:date-value="2019-09-30" calcext:value-type="date">
            <text:p>2019-09-30</text:p>
          </table:table-cell>
          <table:table-cell table:formula="of:=[.C4]-[.C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1.3</text:p>
          </table:table-cell>
          <table:table-cell office:value-type="date" office:date-value="2019-10-15" calcext:value-type="date">
            <text:p>2019-10-15</text:p>
          </table:table-cell>
          <table:table-cell table:formula="of:=[.C5]-[.C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</text:p>
          </table:table-cell>
          <table:table-cell office:value-type="date" office:date-value="2019-10-28" calcext:value-type="date">
            <text:p>2019-10-28</text:p>
          </table:table-cell>
          <table:table-cell table:formula="of:=[.C6]-[.C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.2</text:p>
          </table:table-cell>
          <table:table-cell office:value-type="date" office:date-value="2019-11-07" calcext:value-type="date">
            <text:p>2019-11-07</text:p>
          </table:table-cell>
          <table:table-cell table:formula="of:=[.C7]-[.C6]" office:value-type="float" office:value="10" calcext:value-type="float">
            <text:p>10</text:p>
          </table:table-cell>
          <table:table-cell office:value-type="string" calcext:value-type="string">
            <text:p>skipped 1 patch level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2.3</text:p>
          </table:table-cell>
          <table:table-cell office:value-type="date" office:date-value="2019-11-18" calcext:value-type="date">
            <text:p>2019-11-18</text:p>
          </table:table-cell>
          <table:table-cell table:formula="of:=[.C8]-[.C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3</text:p>
          </table:table-cell>
          <table:table-cell office:value-type="date" office:date-value="2019-12-10" calcext:value-type="date">
            <text:p>2019-12-10</text:p>
          </table:table-cell>
          <table:table-cell table:formula="of:=[.C9]-[.C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3.1</text:p>
          </table:table-cell>
          <table:table-cell office:value-type="date" office:date-value="2020-01-28" calcext:value-type="date">
            <text:p>2020-01-28</text:p>
          </table:table-cell>
          <table:table-cell table:formula="of:=[.C10]-[.C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4</text:p>
          </table:table-cell>
          <table:table-cell office:value-type="date" office:date-value="2020-03-24" calcext:value-type="date">
            <text:p>2020-03-24</text:p>
          </table:table-cell>
          <table:table-cell table:formula="of:=[.C11]-[.C10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4.1</text:p>
          </table:table-cell>
          <table:table-cell office:value-type="date" office:date-value="2020-04-07" calcext:value-type="date">
            <text:p>2020-04-07</text:p>
          </table:table-cell>
          <table:table-cell table:formula="of:=[.C12]-[.C1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5</text:p>
          </table:table-cell>
          <table:table-cell office:value-type="date" office:date-value="2020-05-20" calcext:value-type="date">
            <text:p>2020-05-20</text:p>
          </table:table-cell>
          <table:table-cell table:formula="of:=[.C13]-[.C1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5.1</text:p>
          </table:table-cell>
          <table:table-cell office:value-type="date" office:date-value="2020-06-01" calcext:value-type="date">
            <text:p>2020-06-01</text:p>
          </table:table-cell>
          <table:table-cell table:formula="of:=[.C14]-[.C1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6</text:p>
          </table:table-cell>
          <table:table-cell office:value-type="date" office:date-value="2020-07-15" calcext:value-type="date">
            <text:p>2020-07-15</text:p>
          </table:table-cell>
          <table:table-cell table:formula="of:=[.C15]-[.C1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6.1</text:p>
          </table:table-cell>
          <table:table-cell office:value-type="date" office:date-value="2020-08-12" calcext:value-type="date">
            <text:p>2020-08-12</text:p>
          </table:table-cell>
          <table:table-cell table:formula="of:=[.C16]-[.C1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PadOS 13</text:p>
          </table:table-cell>
          <table:table-cell office:value-type="string" calcext:value-type="string">
            <text:p>13.7</text:p>
          </table:table-cell>
          <table:table-cell office:value-type="date" office:date-value="2020-09-01" calcext:value-type="date">
            <text:p>2020-09-01</text:p>
          </table:table-cell>
          <table:table-cell table:formula="of:=[.C17]-[.C1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0</text:p>
          </table:table-cell>
          <table:table-cell office:value-type="date" office:date-value="2020-09-16" calcext:value-type="date">
            <text:p>2020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0.1</text:p>
          </table:table-cell>
          <table:table-cell office:value-type="date" office:date-value="2020-09-24" calcext:value-type="date">
            <text:p>2020-09-24</text:p>
          </table:table-cell>
          <table:table-cell table:formula="of:=[.C19]-[.C1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1</text:p>
          </table:table-cell>
          <table:table-cell office:value-type="date" office:date-value="2020-10-20" calcext:value-type="date">
            <text:p>2020-10-20</text:p>
          </table:table-cell>
          <table:table-cell table:formula="of:=[.C20]-[.C1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2</text:p>
          </table:table-cell>
          <table:table-cell office:value-type="date" office:date-value="2020-11-05" calcext:value-type="date">
            <text:p>2020-11-05</text:p>
          </table:table-cell>
          <table:table-cell table:formula="of:=[.C21]-[.C20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3</text:p>
          </table:table-cell>
          <table:table-cell office:value-type="date" office:date-value="2020-12-14" calcext:value-type="date">
            <text:p>2020-12-14</text:p>
          </table:table-cell>
          <table:table-cell table:formula="of:=[.C22]-[.C21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</text:p>
          </table:table-cell>
          <table:table-cell office:value-type="date" office:date-value="2021-01-26" calcext:value-type="date">
            <text:p>2021-01-26</text:p>
          </table:table-cell>
          <table:table-cell table:formula="of:=[.C23]-[.C2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.1</text:p>
          </table:table-cell>
          <table:table-cell office:value-type="date" office:date-value="2021-03-08" calcext:value-type="date">
            <text:p>2021-03-08</text:p>
          </table:table-cell>
          <table:table-cell table:formula="of:=[.C24]-[.C23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4.2</text:p>
          </table:table-cell>
          <table:table-cell office:value-type="date" office:date-value="2021-03-26" calcext:value-type="date">
            <text:p>2021-03-26</text:p>
          </table:table-cell>
          <table:table-cell table:formula="of:=[.C25]-[.C2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5</text:p>
          </table:table-cell>
          <table:table-cell office:value-type="date" office:date-value="2021-04-26" calcext:value-type="date">
            <text:p>2021-04-26</text:p>
          </table:table-cell>
          <table:table-cell table:formula="of:=[.C26]-[.C2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5.1</text:p>
          </table:table-cell>
          <table:table-cell office:value-type="date" office:date-value="2021-05-03" calcext:value-type="date">
            <text:p>2021-05-03</text:p>
          </table:table-cell>
          <table:table-cell table:formula="of:=[.C27]-[.C2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6</text:p>
          </table:table-cell>
          <table:table-cell office:value-type="date" office:date-value="2021-05-24" calcext:value-type="date">
            <text:p>2021-05-24</text:p>
          </table:table-cell>
          <table:table-cell table:formula="of:=[.C28]-[.C2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7</text:p>
          </table:table-cell>
          <table:table-cell office:value-type="date" office:date-value="2021-07-21" calcext:value-type="date">
            <text:p>2021-07-21</text:p>
          </table:table-cell>
          <table:table-cell table:formula="of:=[.C29]-[.C2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7.1</text:p>
          </table:table-cell>
          <table:table-cell office:value-type="date" office:date-value="2021-07-26" calcext:value-type="date">
            <text:p>2021-07-26</text:p>
          </table:table-cell>
          <table:table-cell table:formula="of:=[.C30]-[.C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8</text:p>
          </table:table-cell>
          <table:table-cell office:value-type="date" office:date-value="2021-09-13" calcext:value-type="date">
            <text:p>2021-09-13</text:p>
          </table:table-cell>
          <table:table-cell table:formula="of:=[.C31]-[.C30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4</text:p>
          </table:table-cell>
          <table:table-cell office:value-type="string" calcext:value-type="string">
            <text:p>14.8.1</text:p>
          </table:table-cell>
          <table:table-cell office:value-type="date" office:date-value="2021-10-26" calcext:value-type="date">
            <text:p>2021-10-26</text:p>
          </table:table-cell>
          <table:table-cell table:formula="of:=[.C32]-[.C3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.1</text:p>
          </table:table-cell>
          <table:table-cell office:value-type="date" office:date-value="2021-10-01" calcext:value-type="date">
            <text:p>2021-10-01</text:p>
          </table:table-cell>
          <table:table-cell table:formula="of:=[.C34]-[.C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0.2</text:p>
          </table:table-cell>
          <table:table-cell office:value-type="date" office:date-value="2021-10-11" calcext:value-type="date">
            <text:p>2021-10-11</text:p>
          </table:table-cell>
          <table:table-cell table:formula="of:=[.C35]-[.C3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1</text:p>
          </table:table-cell>
          <table:table-cell office:value-type="date" office:date-value="2021-10-25" calcext:value-type="date">
            <text:p>2021-10-25</text:p>
          </table:table-cell>
          <table:table-cell table:formula="of:=[.C36]-[.C3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2</text:p>
          </table:table-cell>
          <table:table-cell office:value-type="date" office:date-value="2021-12-13" calcext:value-type="date">
            <text:p>2021-12-13</text:p>
          </table:table-cell>
          <table:table-cell table:formula="of:=[.C37]-[.C36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2.1</text:p>
          </table:table-cell>
          <table:table-cell office:value-type="date" office:date-value="2022-01-12" calcext:value-type="date">
            <text:p>2022-01-12</text:p>
          </table:table-cell>
          <table:table-cell table:formula="of:=[.C38]-[.C3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3</text:p>
          </table:table-cell>
          <table:table-cell office:value-type="date" office:date-value="2022-01-26" calcext:value-type="date">
            <text:p>2022-01-26</text:p>
          </table:table-cell>
          <table:table-cell table:formula="of:=[.C39]-[.C3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3.1</text:p>
          </table:table-cell>
          <table:table-cell office:value-type="date" office:date-value="2022-02-10" calcext:value-type="date">
            <text:p>2022-02-10</text:p>
          </table:table-cell>
          <table:table-cell table:formula="of:=[.C40]-[.C3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4</text:p>
          </table:table-cell>
          <table:table-cell office:value-type="date" office:date-value="2022-03-14" calcext:value-type="date">
            <text:p>2022-03-14</text:p>
          </table:table-cell>
          <table:table-cell table:formula="of:=[.C41]-[.C40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4.1</text:p>
          </table:table-cell>
          <table:table-cell office:value-type="date" office:date-value="2022-03-31" calcext:value-type="date">
            <text:p>2022-03-31</text:p>
          </table:table-cell>
          <table:table-cell table:formula="of:=[.C42]-[.C41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5</text:p>
          </table:table-cell>
          <table:table-cell office:value-type="date" office:date-value="2022-05-16" calcext:value-type="date">
            <text:p>2022-05-16</text:p>
          </table:table-cell>
          <table:table-cell table:formula="of:=[.C43]-[.C42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6</text:p>
          </table:table-cell>
          <table:table-cell office:value-type="date" office:date-value="2022-06-20" calcext:value-type="date">
            <text:p>2022-06-20</text:p>
          </table:table-cell>
          <table:table-cell table:formula="of:=[.C44]-[.C4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6.1</text:p>
          </table:table-cell>
          <table:table-cell office:value-type="date" office:date-value="2022-08-17" calcext:value-type="date">
            <text:p>2022-08-17</text:p>
          </table:table-cell>
          <table:table-cell table:formula="of:=[.C45]-[.C4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</text:p>
          </table:table-cell>
          <table:table-cell office:value-type="date" office:date-value="2022-09-12" calcext:value-type="date">
            <text:p>2022-09-12</text:p>
          </table:table-cell>
          <table:table-cell table:formula="of:=[.C46]-[.C45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1</text:p>
          </table:table-cell>
          <table:table-cell office:value-type="date" office:date-value="2022-10-27" calcext:value-type="date">
            <text:p>2022-10-27</text:p>
          </table:table-cell>
          <table:table-cell table:formula="of:=[.C47]-[.C4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2</text:p>
          </table:table-cell>
          <table:table-cell office:value-type="date" office:date-value="2022-12-13" calcext:value-type="date">
            <text:p>2022-12-13</text:p>
          </table:table-cell>
          <table:table-cell table:formula="of:=[.C48]-[.C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3</text:p>
          </table:table-cell>
          <table:table-cell office:value-type="date" office:date-value="2023-01-23" calcext:value-type="date">
            <text:p>2023-01-23</text:p>
          </table:table-cell>
          <table:table-cell table:formula="of:=[.C49]-[.C48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4</text:p>
          </table:table-cell>
          <table:table-cell office:value-type="date" office:date-value="2023-03-27" calcext:value-type="date">
            <text:p>2023-03-27</text:p>
          </table:table-cell>
          <table:table-cell table:formula="of:=[.C50]-[.C49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5</text:p>
          </table:table-cell>
          <table:table-cell office:value-type="date" office:date-value="2023-04-10" calcext:value-type="date">
            <text:p>2023-04-10</text:p>
          </table:table-cell>
          <table:table-cell table:formula="of:=[.C51]-[.C5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7</text:p>
          </table:table-cell>
          <table:table-cell office:value-type="date" office:date-value="2023-06-21" calcext:value-type="date">
            <text:p>2023-06-21</text:p>
          </table:table-cell>
          <table:table-cell table:formula="of:=[.C52]-[.C51]" office:value-type="float" office:value="72" calcext:value-type="float">
            <text:p>72</text:p>
          </table:table-cell>
          <table:table-cell office:value-type="string" calcext:value-type="string">
            <text:p>skipped 1 patch level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office:value-type="string" calcext:value-type="string">
            <text:p>15.7.8</text:p>
          </table:table-cell>
          <table:table-cell office:value-type="date" office:date-value="2023-07-24" calcext:value-type="date">
            <text:p>2023-07-24</text:p>
          </table:table-cell>
          <table:table-cell table:formula="of:=[.C53]-[.C5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t-0 version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1.1</text:p>
          </table:table-cell>
          <table:table-cell office:value-type="date" office:date-value="2022-11-09" calcext:value-type="date">
            <text:p>2022-11-09</text:p>
          </table:table-cell>
          <table:table-cell table:formula="of:=[.C55]-[.C5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2</text:p>
          </table:table-cell>
          <table:table-cell office:value-type="date" office:date-value="2022-12-13" calcext:value-type="date">
            <text:p>2022-12-13</text:p>
          </table:table-cell>
          <table:table-cell table:formula="of:=[.C56]-[.C55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3</text:p>
          </table:table-cell>
          <table:table-cell office:value-type="date" office:date-value="2023-01-23" calcext:value-type="date">
            <text:p>2023-01-23</text:p>
          </table:table-cell>
          <table:table-cell table:formula="of:=[.C57]-[.C5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3.1</text:p>
          </table:table-cell>
          <table:table-cell office:value-type="date" office:date-value="2023-02-13" calcext:value-type="date">
            <text:p>2023-02-13</text:p>
          </table:table-cell>
          <table:table-cell table:formula="of:=[.C58]-[.C5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</text:p>
          </table:table-cell>
          <table:table-cell office:value-type="date" office:date-value="2023-03-27" calcext:value-type="date">
            <text:p>2023-03-27</text:p>
          </table:table-cell>
          <table:table-cell table:formula="of:=[.C59]-[.C5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.1</text:p>
          </table:table-cell>
          <table:table-cell office:value-type="date" office:date-value="2023-04-07" calcext:value-type="date">
            <text:p>2023-04-07</text:p>
          </table:table-cell>
          <table:table-cell table:formula="of:=[.C60]-[.C5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4.1 (a)</text:p>
          </table:table-cell>
          <table:table-cell office:value-type="date" office:date-value="2023-05-01" calcext:value-type="date">
            <text:p>2023-05-01</text:p>
          </table:table-cell>
          <table:table-cell table:formula="of:=[.C61]-[.C6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</text:p>
          </table:table-cell>
          <table:table-cell office:value-type="date" office:date-value="2023-05-18" calcext:value-type="date">
            <text:p>2023-05-18</text:p>
          </table:table-cell>
          <table:table-cell table:formula="of:=[.C62]-[.C61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</text:p>
          </table:table-cell>
          <table:table-cell office:value-type="date" office:date-value="2023-06-21" calcext:value-type="date">
            <text:p>2023-06-21</text:p>
          </table:table-cell>
          <table:table-cell table:formula="of:=[.C63]-[.C6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 (a)</text:p>
          </table:table-cell>
          <table:table-cell office:value-type="date" office:date-value="2023-07-10" calcext:value-type="date">
            <text:p>2023-07-10</text:p>
          </table:table-cell>
          <table:table-cell table:formula="of:=[.C64]-[.C62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5.1 (c)</text:p>
          </table:table-cell>
          <table:table-cell office:value-type="date" office:date-value="2023-07-12" calcext:value-type="date">
            <text:p>2023-07-12</text:p>
          </table:table-cell>
          <table:table-cell table:formula="of:=[.C65]-[.C64]" office:value-type="float" office:value="2" calcext:value-type="float">
            <text:p>2</text:p>
          </table:table-cell>
          <table:table-cell office:value-type="string" calcext:value-type="string">
            <text:p>there is no (b)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office:value-type="string" calcext:value-type="string">
            <text:p>16.6</text:p>
          </table:table-cell>
          <table:table-cell office:value-type="date" office:date-value="2023-07-24" calcext:value-type="date">
            <text:p>2023-07-24</text:p>
          </table:table-cell>
          <table:table-cell table:formula="of:=[.C66]-[.C6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0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0.1</text:p>
          </table:table-cell>
          <table:table-cell office:value-type="date" office:date-value="2023-09-21" calcext:value-type="date">
            <text:p>2023-09-21</text:p>
          </table:table-cell>
          <table:table-cell table:formula="of:=[.C68]-[.C6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0.2</text:p>
          </table:table-cell>
          <table:table-cell office:value-type="date" office:date-value="2023-09-26" calcext:value-type="date">
            <text:p>2023-09-26</text:p>
          </table:table-cell>
          <table:table-cell table:formula="of:=[.C69]-[.C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0.3</text:p>
          </table:table-cell>
          <table:table-cell office:value-type="date" office:date-value="2023-10-04" calcext:value-type="date">
            <text:p>2023-10-04</text:p>
          </table:table-cell>
          <table:table-cell table:formula="of:=[.C70]-[.C6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1</text:p>
          </table:table-cell>
          <table:table-cell office:value-type="date" office:date-value="2023-10-25" calcext:value-type="date">
            <text:p>2023-10-25</text:p>
          </table:table-cell>
          <table:table-cell table:formula="of:=[.C71]-[.C7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adOS 17</text:p>
          </table:table-cell>
          <table:table-cell office:value-type="string" calcext:value-type="string">
            <text:p>17.1.1</text:p>
          </table:table-cell>
          <table:table-cell office:value-type="date" office:date-value="2023-11-07" calcext:value-type="date">
            <text:p>2023-11-07</text:p>
          </table:table-cell>
          <table:table-cell table:formula="of:=[.C72]-[.C71]" office:value-type="float" office:value="13" calcext:value-type="float">
            <text:p>13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n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number-of-upda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table:formula="of:=COUNT([$raw.D3:.D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PadOS 14</text:p>
          </table:table-cell>
          <table:table-cell table:formula="of:=COUNT([$raw.D19:.D3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table:formula="of:=COUNT([$raw.D34:.D5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table:formula="of:=COUNT([$raw.D55:.D6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adOS 17</text:p>
          </table:table-cell>
          <table:table-cell table:formula="of:=COUNT([$raw.D68:.D72])" office:value-type="float" office:value="5" calcext:value-type="float">
            <text:p>5</text:p>
          </table:table-cell>
        </table:table-row>
      </table:table>
      <table:table table:name="sta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total-days-between-all-updates</text:p>
          </table:table-cell>
          <table:table-cell office:value-type="string" calcext:value-type="string">
            <text:p>average-days-between-updates</text:p>
          </table:table-cell>
          <table:table-cell office:value-type="string" calcext:value-type="string">
            <text:p>most-days-between-updates</text:p>
          </table:table-cell>
          <table:table-cell office:value-type="string" calcext:value-type="string">
            <text:p>least-days-between-updates</text:p>
          </table:table-cell>
          <table:table-cell office:value-type="string" calcext:value-type="string">
            <text:p>median-days-between-updates</text:p>
          </table:table-cell>
        </table:table-row>
        <table:table-row table:style-name="ro1">
          <table:table-cell office:value-type="string" calcext:value-type="string">
            <text:p>iPadOS 13</text:p>
          </table:table-cell>
          <table:table-cell table:formula="of:=SUM([$raw.D3:$raw.D10])" office:value-type="float" office:value="126" calcext:value-type="float">
            <text:p>126</text:p>
          </table:table-cell>
          <table:table-cell table:formula="of:=AVERAGE([$raw.D3:$raw.D10])" office:value-type="float" office:value="15.75" calcext:value-type="float">
            <text:p>15.75</text:p>
          </table:table-cell>
          <table:table-cell table:formula="of:=MAX([$raw.D3:$raw.D10])" office:value-type="float" office:value="49" calcext:value-type="float">
            <text:p>49</text:p>
          </table:table-cell>
          <table:table-cell table:formula="of:=MIN([$raw.D3:$raw.D10])" office:value-type="float" office:value="3" calcext:value-type="float">
            <text:p>3</text:p>
          </table:table-cell>
          <table:table-cell table:formula="of:=MEDIAN([$raw.D3:$raw.D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adOS 14</text:p>
          </table:table-cell>
          <table:table-cell table:formula="of:=SUM([$raw.D19:$raw.D32])" office:value-type="float" office:value="405" calcext:value-type="float">
            <text:p>405</text:p>
          </table:table-cell>
          <table:table-cell table:formula="of:=AVERAGE([$raw.D19:$raw.D32])" office:value-type="float" office:value="28.9285714285714" calcext:value-type="float">
            <text:p>28.9285714285714</text:p>
          </table:table-cell>
          <table:table-cell table:formula="of:=MAX([$raw.D19:$raw.D32])" office:value-type="float" office:value="58" calcext:value-type="float">
            <text:p>58</text:p>
          </table:table-cell>
          <table:table-cell table:formula="of:=MIN([$raw.D19:$raw.D32])" office:value-type="float" office:value="5" calcext:value-type="float">
            <text:p>5</text:p>
          </table:table-cell>
          <table:table-cell table:formula="of:=MEDIAN([$raw.D19:$raw.D32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iPadOS 15</text:p>
          </table:table-cell>
          <table:table-cell table:formula="of:=SUM([$raw.D34:$raw.D53])" office:value-type="float" office:value="672" calcext:value-type="float">
            <text:p>672</text:p>
          </table:table-cell>
          <table:table-cell table:formula="of:=AVERAGE([$raw.D34:$raw.D53])" office:value-type="float" office:value="33.6" calcext:value-type="float">
            <text:p>33.6</text:p>
          </table:table-cell>
          <table:table-cell table:formula="of:=MAX([$raw.D34:$raw.D53])" office:value-type="float" office:value="72" calcext:value-type="float">
            <text:p>72</text:p>
          </table:table-cell>
          <table:table-cell table:formula="of:=MIN([$raw.D34:$raw.D53])" office:value-type="float" office:value="10" calcext:value-type="float">
            <text:p>10</text:p>
          </table:table-cell>
          <table:table-cell table:formula="of:=MEDIAN([$raw.D34:$raw.D53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iPadOS 16</text:p>
          </table:table-cell>
          <table:table-cell table:formula="of:=SUM([$raw.D55:$raw.D66])" office:value-type="float" office:value="324" calcext:value-type="float">
            <text:p>324</text:p>
          </table:table-cell>
          <table:table-cell table:formula="of:=AVERAGE([$raw.D55:$raw.D66])" office:value-type="float" office:value="27" calcext:value-type="float">
            <text:p>27</text:p>
          </table:table-cell>
          <table:table-cell table:formula="of:=MAX([$raw.D55:$raw.D66])" office:value-type="float" office:value="53" calcext:value-type="float">
            <text:p>53</text:p>
          </table:table-cell>
          <table:table-cell table:formula="of:=MIN([$raw.D55:$raw.D66])" office:value-type="float" office:value="2" calcext:value-type="float">
            <text:p>2</text:p>
          </table:table-cell>
          <table:table-cell table:formula="of:=MEDIAN([$raw.D55:$raw.D66])" office:value-type="float" office:value="22.5" calcext:value-type="float">
            <text:p>22.5</text:p>
          </table:table-cell>
        </table:table-row>
      </table:table>
      <table:table table:name="metasta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vg-total-days-between-all-updates</text:p>
          </table:table-cell>
          <table:table-cell office:value-type="string" calcext:value-type="string">
            <text:p>avg-average-days-between-updates</text:p>
          </table:table-cell>
          <table:table-cell office:value-type="string" calcext:value-type="string">
            <text:p>avg-most-days-between-updates</text:p>
          </table:table-cell>
          <table:table-cell office:value-type="string" calcext:value-type="string">
            <text:p>avg-least-days-between-updates</text:p>
          </table:table-cell>
          <table:table-cell office:value-type="string" calcext:value-type="string">
            <text:p>med-median-days-between-updates</text:p>
          </table:table-cell>
        </table:table-row>
        <table:table-row table:style-name="ro1">
          <table:table-cell table:formula="of:=AVERAGE([$stats.B2:.B99])" office:value-type="float" office:value="381.75" calcext:value-type="float">
            <text:p>381.75</text:p>
          </table:table-cell>
          <table:table-cell table:formula="of:=AVERAGE([$stats.C2:.C99])" office:value-type="float" office:value="26.3196428571429" calcext:value-type="float">
            <text:p>26.3196428571429</text:p>
          </table:table-cell>
          <table:table-cell table:formula="of:=AVERAGE([$stats.D2:$stats.D99])" office:value-type="float" office:value="58" calcext:value-type="float">
            <text:p>58</text:p>
          </table:table-cell>
          <table:table-cell table:formula="of:=AVERAGE([$stats.E2:$stats.E99])" office:value-type="float" office:value="5" calcext:value-type="float">
            <text:p>5</text:p>
          </table:table-cell>
          <table:table-cell table:formula="of:=MEDIAN([$stats.F2:$stats.F99])" office:value-type="float" office:value="25.5" calcext:value-type="float">
            <text:p>25.5</text:p>
          </table:table-cell>
        </table:table-row>
      </table:table>
      <table:table table:name="charts" table:style-name="ta1">
        <table:shapes>
          <draw:frame draw:z-index="0" draw:style-name="gr1" draw:text-style-name="P1" svg:width="6.3008in" svg:height="3.5441in" svg:x="0.928in" svg:y="0.3327in">
            <draw:object draw:notify-on-update-of-ranges="stats.B2:stats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41in" svg:x="0.9055in" svg:y="4.6622in">
            <draw:object draw:notify-on-update-of-ranges="stats.C2:sta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Total Days Between First and Last Known Updates by Major Version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Average Days Between Updates by Major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3:05:29.850507748</dc:date>
    <dc:creator>Jacob Barnard</dc:creator>
    <meta:editing-duration>P2DT17H7M24S</meta:editing-duration>
    <meta:editing-cycles>409</meta:editing-cycles>
    <meta:generator>LibreOffice/7.4.7.2$Linux_X86_64 LibreOffice_project/40$Build-2</meta:generator>
    <meta:document-statistic meta:table-count="5" meta:cell-count="34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116cm" svg:y="4.199cm" style:legend-expansion="high" chart:style-name="ch2"/>
        <chart:plot-area chart:style-name="ch3" table:cell-range-address="stats.B2:stats.B17" svg:x="0.32cm" svg:y="0.18cm" svg:width="12.476cm" svg:height="8.643cm">
          <chart:coordinate-region svg:x="1.143cm" svg:y="0.383cm" svg:width="11.461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2:stats.B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stats.B2:stat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095cm" svg:y="4.199cm" style:legend-expansion="high" chart:style-name="ch2"/>
        <chart:plot-area chart:style-name="ch3" table:cell-range-address="stats.C2:stats.C17" svg:x="0.32cm" svg:y="0.18cm" svg:width="12.455cm" svg:height="8.643cm">
          <chart:coordinate-region svg:x="0.952cm" svg:y="0.383cm" svg:width="11.632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C2:stats.C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5">
                <text:p>15.75</text:p>
                <draw:g>
                  <svg:desc>stats.C2:stats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9285714285714">
                <text:p>28.9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